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256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54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[detail2.kinerja_user]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[detail2.jenis_aktifitas]</text:p>
          </table:table-cell>
          <table:table-cell table:style-name="ce3" office:value-type="string" calcext:value-type="string">
            <text:p>[detail2.ID Data]</text:p>
          </table:table-cell>
          <table:table-cell table:style-name="ce3" office:value-type="string" calcext:value-type="string">
            <text:p>[detail2.deskripsi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1:30:19.8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2T01:30:25.708000000</dc:date>
    <meta:editing-duration>PT5H12M43S</meta:editing-duration>
    <meta:editing-cycles>47</meta:editing-cycles>
    <meta:document-statistic meta:table-count="1" meta:cell-count="14" meta:object-count="0"/>
  </office:meta>
</office:document-meta>
</file>